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a39c7e030" style:family="table" style:master-page-name="ta-mp-0x7f2a39c7e030">
      <style:table-properties table:display="true" style:writing-mode="lr-tb"/>
    </style:style>
    <style:style style:name="ta-0x7f2a39c7e220" style:family="table" style:master-page-name="ta-mp-0x7f2a39c7e220">
      <style:table-properties table:display="true" style:writing-mode="lr-tb"/>
    </style:style>
    <style:style style:name="ta-0x7f2a39c7e410" style:family="table" style:master-page-name="ta-mp-0x7f2a39c7e410">
      <style:table-properties table:display="true" style:writing-mode="lr-tb"/>
    </style:style>
    <style:style style:name="ta-0x7f2a39c7e600" style:family="table" style:master-page-name="ta-mp-0x7f2a39c7e600">
      <style:table-properties table:display="true" style:writing-mode="lr-tb"/>
    </style:style>
    <style:style style:name="ta-0x7f2a39c7e7f0" style:family="table" style:master-page-name="ta-mp-0x7f2a39c7e7f0">
      <style:table-properties table:display="true" style:writing-mode="lr-tb"/>
    </style:style>
    <style:style style:name="ta-0x7f2a39c7e9e0" style:family="table" style:master-page-name="ta-mp-0x7f2a39c7e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a39c8706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719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7f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72b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76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2a39c7f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73e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77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75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78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7a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a39c879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a39c87b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7f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2a39c7f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7d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80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7e4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81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84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a39c882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a39c885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88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2a39c7f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86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89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87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8b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8d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a39c88c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a39c88e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91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2a39c7f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8f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93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90c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94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96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a39c895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2a39c897b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9b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2a39c7f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98e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a39c89c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9a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9d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a39c89f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2a39c89e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14.00pt" style:use-optimal-column-width="fals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54.00pt" style:use-optimal-column-width="true"/>
    </style:style>
    <style:style style:name="ACOL-6" style:family="table-column">
      <style:table-column-properties style:column-width="60.00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361.16pt" style:use-optimal-column-width="true"/>
    </style:style>
    <style:style style:name="ACOL-9" style:family="table-column">
      <style:table-column-properties style:column-width="192.00pt" style:use-optimal-column-width="false"/>
    </style:style>
    <style:style style:name="ACOL-10" style:family="table-column">
      <style:table-column-properties style:column-width="128.25pt" style:use-optimal-column-width="false"/>
    </style:style>
    <style:style style:name="ACOL-11" style:family="table-column">
      <style:table-column-properties style:column-width="75.7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2a39c7e03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2a39c8706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2a39c87190" office:value-type="string">
            <text:p>orderHistory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2a39c7e220" table:print="false">
        <office:forms form:automatic-focus="false" form:apply-design-mode="false">
          <form:form/>
        </office:forms>
        <table:table-column table:default-cell-style-name="ACE-0x7f2a39c7f130" table:style-name="ACOL-3"/>
        <table:table-column table:default-cell-style-name="ACE-0x7f2a39c7f130" table:style-name="ACOL-4"/>
        <table:table-column table:default-cell-style-name="ACE-0x7f2a39c7f130" table:style-name="ACOL-5"/>
        <table:table-column table:default-cell-style-name="ACE-0x7f2a39c7f130" table:style-name="ACOL-6"/>
        <table:table-column table:default-cell-style-name="ACE-0x7f2a39c7f130" table:style-name="ACOL-7"/>
        <table:table-column table:default-cell-style-name="ACE-0x7f2a39c7f130" table:style-name="ACOL-8"/>
        <table:table-column table:default-cell-style-name="ACE-0x7f2a39c7f130" table:style-name="ACOL-0" table:number-columns-repeated="122"/>
        <table:table-row table:style-name="AROW-2">
          <table:table-cell table:style-name="ACE-0x7f2a39c872b8" office:value-type="string">
            <text:p>User Name</text:p>
          </table:table-cell>
          <table:table-cell table:style-name="ACE-0x7f2a39c873e0" office:value-type="string">
            <text:p>Password</text:p>
          </table:table-cell>
          <table:table-cell table:style-name="ACE-0x7f2a39c873e0" office:value-type="string">
            <text:p>Product ID</text:p>
          </table:table-cell>
          <table:table-cell table:style-name="ACE-0x7f2a39c87508" office:value-type="string">
            <text:p>Payment ID</text:p>
          </table:table-cell>
          <table:table-cell table:number-columns-repeated="124" table:style-name="ACE-0x7f2a39c7f130"/>
        </table:table-row>
        <table:table-row table:style-name="AROW-2">
          <table:table-cell table:style-name="ACE-0x7f2a39c87630" office:value-type="string">
            <text:p>aman.2185@hotmail.com</text:p>
          </table:table-cell>
          <table:table-cell table:style-name="ACE-0x7f2a39c87758" office:value-type="string">
            <text:p>e10adc3949ba59abbe56e057f20f883e</text:p>
          </table:table-cell>
          <table:table-cell table:style-name="ACE-0x7f2a39c87758" office:value-type="float" office:value="1001936">
            <text:p>1001936</text:p>
          </table:table-cell>
          <table:table-cell table:style-name="ACE-0x7f2a39c87880" office:value-type="float" office:value="61">
            <text:p>61</text:p>
          </table:table-cell>
          <table:table-cell table:number-columns-repeated="2" table:style-name="ACE-0x7f2a39c879a8"/>
          <table:table-cell table:number-columns-repeated="122" table:style-name="ACE-0x7f2a39c7f130"/>
        </table:table-row>
        <table:table-row table:style-name="AROW-4">
          <table:table-cell table:number-columns-repeated="3" table:style-name="ACE-0x7f2a39c7f130"/>
          <table:table-cell table:style-name="ACE-0x7f2a39c87ad0"/>
          <table:table-cell table:number-columns-repeated="124" table:style-name="ACE-0x7f2a39c7f1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3" gnm:end-row="0"/>
        </gnm:selections>
      </table:table>
      <table:table table:name="AQA2_TestData" table:style-name="ta-0x7f2a39c7e410" table:print="false">
        <office:forms form:automatic-focus="false" form:apply-design-mode="false">
          <form:form/>
        </office:forms>
        <table:table-column table:default-cell-style-name="ACE-0x7f2a39c7f258" table:style-name="ACOL-3"/>
        <table:table-column table:default-cell-style-name="ACE-0x7f2a39c7f258" table:style-name="ACOL-9"/>
        <table:table-column table:default-cell-style-name="ACE-0x7f2a39c7f258" table:style-name="ACOL-10"/>
        <table:table-column table:default-cell-style-name="ACE-0x7f2a39c7f258" table:style-name="ACOL-11"/>
        <table:table-column table:default-cell-style-name="ACE-0x7f2a39c7f258" table:style-name="ACOL-7"/>
        <table:table-column table:default-cell-style-name="ACE-0x7f2a39c7f258" table:style-name="ACOL-8"/>
        <table:table-column table:default-cell-style-name="ACE-0x7f2a39c7f258" table:style-name="ACOL-0" table:number-columns-repeated="122"/>
        <table:table-row table:style-name="AROW-2">
          <table:table-cell table:style-name="ACE-0x7f2a39c87bf8" office:value-type="string">
            <text:p>User Name</text:p>
          </table:table-cell>
          <table:table-cell table:style-name="ACE-0x7f2a39c87d20" office:value-type="string">
            <text:p>Password</text:p>
          </table:table-cell>
          <table:table-cell table:style-name="ACE-0x7f2a39c87d20" office:value-type="string">
            <text:p>Product ID</text:p>
          </table:table-cell>
          <table:table-cell table:style-name="ACE-0x7f2a39c87e48" office:value-type="string">
            <text:p>Payment ID</text:p>
          </table:table-cell>
          <table:table-cell table:number-columns-repeated="124" table:style-name="ACE-0x7f2a39c7f258"/>
        </table:table-row>
        <table:table-row table:style-name="AROW-2">
          <table:table-cell table:style-name="ACE-0x7f2a39c87f70" office:value-type="string">
            <text:p>aman.2185@hotmail.com</text:p>
          </table:table-cell>
          <table:table-cell table:style-name="ACE-0x7f2a39c88098" office:value-type="string">
            <text:p>e10adc3949ba59abbe56e057f20f883e</text:p>
          </table:table-cell>
          <table:table-cell table:style-name="ACE-0x7f2a39c88098" office:value-type="float" office:value="1001936">
            <text:p>1001936</text:p>
          </table:table-cell>
          <table:table-cell table:style-name="ACE-0x7f2a39c881c0" office:value-type="float" office:value="61">
            <text:p>61</text:p>
          </table:table-cell>
          <table:table-cell table:number-columns-repeated="2" table:style-name="ACE-0x7f2a39c882e8"/>
          <table:table-cell table:number-columns-repeated="122" table:style-name="ACE-0x7f2a39c7f258"/>
        </table:table-row>
        <table:table-row table:style-name="AROW-4">
          <table:table-cell table:number-columns-repeated="3" table:style-name="ACE-0x7f2a39c7f258"/>
          <table:table-cell table:style-name="ACE-0x7f2a39c88410"/>
          <table:table-cell table:number-columns-repeated="124" table:style-name="ACE-0x7f2a39c7f25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2a39c7e600" table:print="false">
        <office:forms form:automatic-focus="false" form:apply-design-mode="false">
          <form:form/>
        </office:forms>
        <table:table-column table:default-cell-style-name="ACE-0x7f2a39c7f380" table:style-name="ACOL-3"/>
        <table:table-column table:default-cell-style-name="ACE-0x7f2a39c7f380" table:style-name="ACOL-9"/>
        <table:table-column table:default-cell-style-name="ACE-0x7f2a39c7f380" table:style-name="ACOL-10"/>
        <table:table-column table:default-cell-style-name="ACE-0x7f2a39c7f380" table:style-name="ACOL-11"/>
        <table:table-column table:default-cell-style-name="ACE-0x7f2a39c7f380" table:style-name="ACOL-7"/>
        <table:table-column table:default-cell-style-name="ACE-0x7f2a39c7f380" table:style-name="ACOL-8"/>
        <table:table-column table:default-cell-style-name="ACE-0x7f2a39c7f380" table:style-name="ACOL-0" table:number-columns-repeated="122"/>
        <table:table-row table:style-name="AROW-2">
          <table:table-cell table:style-name="ACE-0x7f2a39c88538" office:value-type="string">
            <text:p>User Name</text:p>
          </table:table-cell>
          <table:table-cell table:style-name="ACE-0x7f2a39c88660" office:value-type="string">
            <text:p>Password</text:p>
          </table:table-cell>
          <table:table-cell table:style-name="ACE-0x7f2a39c88660" office:value-type="string">
            <text:p>Product ID</text:p>
          </table:table-cell>
          <table:table-cell table:style-name="ACE-0x7f2a39c88788" office:value-type="string">
            <text:p>Payment ID</text:p>
          </table:table-cell>
          <table:table-cell table:number-columns-repeated="124" table:style-name="ACE-0x7f2a39c7f380"/>
        </table:table-row>
        <table:table-row table:style-name="AROW-2">
          <table:table-cell table:style-name="ACE-0x7f2a39c888b0" office:value-type="string">
            <text:p>aman.2185@hotmail.com</text:p>
          </table:table-cell>
          <table:table-cell table:style-name="ACE-0x7f2a39c889d8" office:value-type="string">
            <text:p>e10adc3949ba59abbe56e057f20f883e</text:p>
          </table:table-cell>
          <table:table-cell table:style-name="ACE-0x7f2a39c889d8" office:value-type="float" office:value="1001936">
            <text:p>1001936</text:p>
          </table:table-cell>
          <table:table-cell table:style-name="ACE-0x7f2a39c88b00" office:value-type="float" office:value="61">
            <text:p>61</text:p>
          </table:table-cell>
          <table:table-cell table:number-columns-repeated="2" table:style-name="ACE-0x7f2a39c88c28"/>
          <table:table-cell table:number-columns-repeated="122" table:style-name="ACE-0x7f2a39c7f380"/>
        </table:table-row>
        <table:table-row table:style-name="AROW-4">
          <table:table-cell table:number-columns-repeated="3" table:style-name="ACE-0x7f2a39c7f380"/>
          <table:table-cell table:style-name="ACE-0x7f2a39c88d50"/>
          <table:table-cell table:number-columns-repeated="124" table:style-name="ACE-0x7f2a39c7f3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2a39c7e7f0" table:print="false">
        <office:forms form:automatic-focus="false" form:apply-design-mode="false">
          <form:form/>
        </office:forms>
        <table:table-column table:default-cell-style-name="ACE-0x7f2a39c7f4a8" table:style-name="ACOL-3"/>
        <table:table-column table:default-cell-style-name="ACE-0x7f2a39c7f4a8" table:style-name="ACOL-9"/>
        <table:table-column table:default-cell-style-name="ACE-0x7f2a39c7f4a8" table:style-name="ACOL-10"/>
        <table:table-column table:default-cell-style-name="ACE-0x7f2a39c7f4a8" table:style-name="ACOL-11"/>
        <table:table-column table:default-cell-style-name="ACE-0x7f2a39c7f4a8" table:style-name="ACOL-7"/>
        <table:table-column table:default-cell-style-name="ACE-0x7f2a39c7f4a8" table:style-name="ACOL-8"/>
        <table:table-column table:default-cell-style-name="ACE-0x7f2a39c7f4a8" table:style-name="ACOL-0" table:number-columns-repeated="122"/>
        <table:table-row table:style-name="AROW-2">
          <table:table-cell table:style-name="ACE-0x7f2a39c88e78" office:value-type="string">
            <text:p>User Name</text:p>
          </table:table-cell>
          <table:table-cell table:style-name="ACE-0x7f2a39c88fa0" office:value-type="string">
            <text:p>Password</text:p>
          </table:table-cell>
          <table:table-cell table:style-name="ACE-0x7f2a39c88fa0" office:value-type="string">
            <text:p>Product ID</text:p>
          </table:table-cell>
          <table:table-cell table:style-name="ACE-0x7f2a39c890c8" office:value-type="string">
            <text:p>Payment ID</text:p>
          </table:table-cell>
          <table:table-cell table:number-columns-repeated="124" table:style-name="ACE-0x7f2a39c7f4a8"/>
        </table:table-row>
        <table:table-row table:style-name="AROW-2">
          <table:table-cell table:style-name="ACE-0x7f2a39c891f0" office:value-type="string">
            <text:p>aman.2185@hotmail.com</text:p>
          </table:table-cell>
          <table:table-cell table:style-name="ACE-0x7f2a39c89318" office:value-type="string">
            <text:p>e10adc3949ba59abbe56e057f20f883e</text:p>
          </table:table-cell>
          <table:table-cell table:style-name="ACE-0x7f2a39c89318" office:value-type="float" office:value="1001936">
            <text:p>1001936</text:p>
          </table:table-cell>
          <table:table-cell table:style-name="ACE-0x7f2a39c89440" office:value-type="float" office:value="61">
            <text:p>61</text:p>
          </table:table-cell>
          <table:table-cell table:number-columns-repeated="2" table:style-name="ACE-0x7f2a39c89568"/>
          <table:table-cell table:number-columns-repeated="122" table:style-name="ACE-0x7f2a39c7f4a8"/>
        </table:table-row>
        <table:table-row table:style-name="AROW-4">
          <table:table-cell table:number-columns-repeated="3" table:style-name="ACE-0x7f2a39c7f4a8"/>
          <table:table-cell table:style-name="ACE-0x7f2a39c89690"/>
          <table:table-cell table:number-columns-repeated="124" table:style-name="ACE-0x7f2a39c7f4a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2a39c7e9e0" table:print="false">
        <office:forms form:automatic-focus="false" form:apply-design-mode="false">
          <form:form/>
        </office:forms>
        <table:table-column table:default-cell-style-name="ACE-0x7f2a39c7f5d0" table:style-name="ACOL-3"/>
        <table:table-column table:default-cell-style-name="ACE-0x7f2a39c7f5d0" table:style-name="ACOL-9"/>
        <table:table-column table:default-cell-style-name="ACE-0x7f2a39c7f5d0" table:style-name="ACOL-10"/>
        <table:table-column table:default-cell-style-name="ACE-0x7f2a39c7f5d0" table:style-name="ACOL-11"/>
        <table:table-column table:default-cell-style-name="ACE-0x7f2a39c7f5d0" table:style-name="ACOL-7"/>
        <table:table-column table:default-cell-style-name="ACE-0x7f2a39c7f5d0" table:style-name="ACOL-8"/>
        <table:table-column table:default-cell-style-name="ACE-0x7f2a39c7f5d0" table:style-name="ACOL-0" table:number-columns-repeated="122"/>
        <table:table-row table:style-name="AROW-2">
          <table:table-cell table:style-name="ACE-0x7f2a39c897b8" office:value-type="string">
            <text:p>User Name</text:p>
          </table:table-cell>
          <table:table-cell table:style-name="ACE-0x7f2a39c898e0" office:value-type="string">
            <text:p>Password</text:p>
          </table:table-cell>
          <table:table-cell table:style-name="ACE-0x7f2a39c898e0" office:value-type="string">
            <text:p>Product ID</text:p>
          </table:table-cell>
          <table:table-cell table:style-name="ACE-0x7f2a39c89a08" office:value-type="string">
            <text:p>Payment ID</text:p>
          </table:table-cell>
          <table:table-cell table:number-columns-repeated="124" table:style-name="ACE-0x7f2a39c7f5d0"/>
        </table:table-row>
        <table:table-row table:style-name="AROW-2">
          <table:table-cell table:style-name="ACE-0x7f2a39c89b30" office:value-type="string">
            <text:p>aman.2185@hotmail.com</text:p>
          </table:table-cell>
          <table:table-cell table:style-name="ACE-0x7f2a39c89c58" office:value-type="string">
            <text:p>e10adc3949ba59abbe56e057f20f883e</text:p>
          </table:table-cell>
          <table:table-cell table:style-name="ACE-0x7f2a39c89c58" office:value-type="float" office:value="1001936">
            <text:p>1001936</text:p>
          </table:table-cell>
          <table:table-cell table:style-name="ACE-0x7f2a39c89d80" office:value-type="float" office:value="61">
            <text:p>61</text:p>
          </table:table-cell>
          <table:table-cell table:number-columns-repeated="2" table:style-name="ACE-0x7f2a39c89ea8"/>
          <table:table-cell table:number-columns-repeated="122" table:style-name="ACE-0x7f2a39c7f5d0"/>
        </table:table-row>
        <table:table-row table:style-name="AROW-4">
          <table:table-cell table:number-columns-repeated="3" table:style-name="ACE-0x7f2a39c7f5d0"/>
          <table:table-cell table:style-name="ACE-0x7f2a39c89fd0"/>
          <table:table-cell table:number-columns-repeated="124" table:style-name="ACE-0x7f2a39c7f5d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2a39c2c5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a39c2cd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a39c129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a39c8d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a39c747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a39c74d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2a39c7e030" style:display-name="TestCase" style:page-layout-name="pl-0x7f2a39c2c5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a39c7e220" style:display-name="AQA1_TestData" style:page-layout-name="pl-0x7f2a39c2cd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a39c7e410" style:display-name="AQA2_TestData" style:page-layout-name="pl-0x7f2a39c129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a39c7e600" style:display-name="AQA3_TestData" style:page-layout-name="pl-0x7f2a39c8d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a39c7e7f0" style:display-name="AQA4_TestData" style:page-layout-name="pl-0x7f2a39c747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a39c7e9e0" style:display-name="AQA5_TestData" style:page-layout-name="pl-0x7f2a39c74d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0:56:29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